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ArgumentResolverTests.assertPathVariable( String name , @ Nullable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ArgumentResolverTests.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